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/>
    <style:font-face style:name="Calibri" svg:font-family="Calibri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3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paragraph-rsid="0011da68"/>
    </style:style>
    <style:style style:name="P2" style:family="paragraph" style:parent-style-name="Text_20_body">
      <style:paragraph-properties fo:text-align="justify" style:justify-single-word="false"/>
      <style:text-properties style:font-name="Arial3" style:text-underline-style="none" fo:font-weight="normal" officeooo:rsid="0011da68" style:font-weight-asian="normal" style:font-weight-complex="normal"/>
    </style:style>
    <style:style style:name="P3" style:family="paragraph" style:parent-style-name="Text_20_body">
      <style:paragraph-properties fo:text-align="justify" style:justify-single-word="false"/>
      <style:text-properties style:font-name="Arial3" style:text-underline-style="none" fo:font-weight="bold" officeooo:rsid="0011da68" style:font-weight-asian="bold" style:font-weight-complex="bold"/>
    </style:style>
    <style:style style:name="P4" style:family="paragraph" style:parent-style-name="Text_20_body">
      <style:paragraph-properties fo:text-align="justify" style:justify-single-word="false"/>
      <style:text-properties style:font-name="Arial3" style:text-underline-style="none" fo:font-weight="bold" officeooo:rsid="0011da68" officeooo:paragraph-rsid="0015297e" style:font-weight-asian="bold" style:font-weight-complex="bold"/>
    </style:style>
    <style:style style:name="P5" style:family="paragraph" style:parent-style-name="Text_20_body">
      <style:paragraph-properties fo:text-align="justify" style:justify-single-word="false"/>
      <style:text-properties style:font-name="Arial3" style:text-underline-style="none" fo:font-weight="bold" officeooo:rsid="0011da68" officeooo:paragraph-rsid="0021aa64" style:font-weight-asian="bold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font-name="Arial3" style:text-underline-style="none" fo:font-weight="bold" officeooo:rsid="001afa35" officeooo:paragraph-rsid="001afa35" style:font-weight-asian="bold" style:font-weight-complex="bold"/>
    </style:style>
    <style:style style:name="P7" style:family="paragraph" style:parent-style-name="Text_20_body">
      <style:paragraph-properties fo:text-align="justify" style:justify-single-word="false"/>
      <style:text-properties style:font-name="Arial3" style:text-underline-style="none" fo:font-weight="bold" officeooo:rsid="001ca743" officeooo:paragraph-rsid="001ca743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  <style:text-properties style:font-name="Arial3" style:text-underline-style="none" fo:font-weight="bold" officeooo:rsid="001d9613" officeooo:paragraph-rsid="001d9613" style:font-weight-asian="bold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Arial3" style:text-underline-style="none" fo:font-weight="bold" officeooo:rsid="001d9613" officeooo:paragraph-rsid="0021aa64" style:font-weight-asian="bold" style:font-weight-complex="bold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paragraph-properties fo:text-align="justify" style:justify-single-word="false"/>
      <style:text-properties officeooo:paragraph-rsid="0015297e"/>
    </style:style>
    <style:style style:name="P12" style:family="paragraph" style:parent-style-name="Standard">
      <style:paragraph-properties fo:margin-top="0cm" fo:margin-bottom="0.247cm" loext:contextual-spacing="false" fo:line-height="115%" fo:text-align="justify" style:justify-single-word="false"/>
      <style:text-properties style:use-window-font-color="true" style:font-name="Calibri" fo:font-size="11pt" style:text-underline-style="none" fo:font-weight="normal" officeooo:rsid="0011da68" officeooo:paragraph-rsid="001a0be4" fo:background-color="transparent" style:font-name-asian="Calibri" style:font-weight-asian="normal" style:font-name-complex="Calibri" style:font-weight-complex="normal"/>
    </style:style>
    <style:style style:name="P13" style:family="paragraph" style:parent-style-name="Standard">
      <style:paragraph-properties fo:margin-top="0cm" fo:margin-bottom="0.247cm" loext:contextual-spacing="false" fo:line-height="115%" fo:text-align="justify" style:justify-single-word="false"/>
      <style:text-properties style:use-window-font-color="true" style:font-name="Arial" fo:font-size="12pt" style:text-underline-style="none" fo:font-weight="bold" officeooo:rsid="0011da68" officeooo:paragraph-rsid="001a0be4" fo:background-color="transparent" style:font-name-asian="Calibri" style:font-size-asian="12pt" style:font-weight-asian="bold" style:font-name-complex="Calibri" style:font-size-complex="12pt" style:font-weight-complex="bold"/>
    </style:style>
    <style:style style:name="P14" style:family="paragraph" style:parent-style-name="Standard">
      <style:paragraph-properties fo:margin-top="0cm" fo:margin-bottom="0.247cm" loext:contextual-spacing="false" fo:line-height="115%" fo:text-align="justify" style:justify-single-word="false"/>
      <style:text-properties style:use-window-font-color="true" style:font-name="Arial" fo:font-size="12pt" style:text-underline-style="none" fo:font-weight="bold" officeooo:rsid="0011da68" officeooo:paragraph-rsid="001fc991" fo:background-color="transparent" style:font-name-asian="Calibri" style:font-size-asian="12pt" style:font-weight-asian="bold" style:font-name-complex="Calibri" style:font-size-complex="12pt" style:font-weight-complex="bold"/>
    </style:style>
    <style:style style:name="P15" style:family="paragraph" style:parent-style-name="Standard">
      <style:paragraph-properties fo:margin-top="0cm" fo:margin-bottom="0.247cm" loext:contextual-spacing="false" fo:line-height="115%" fo:text-align="justify" style:justify-single-word="false"/>
      <style:text-properties style:use-window-font-color="true" style:font-name="Arial" fo:font-size="12pt" fo:font-weight="bold" officeooo:paragraph-rsid="001a0be4" fo:background-color="transparent" style:font-name-asian="Calibri" style:font-size-asian="12pt" style:font-weight-asian="bold" style:font-name-complex="Calibri" style:font-size-complex="12pt" style:font-weight-complex="bold"/>
    </style:style>
    <style:style style:name="P16" style:family="paragraph" style:parent-style-name="Standard">
      <style:paragraph-properties fo:margin-top="0cm" fo:margin-bottom="0.247cm" loext:contextual-spacing="false" fo:line-height="115%" fo:text-align="justify" style:justify-single-word="false"/>
      <style:text-properties style:use-window-font-color="true" style:font-name="Arial" fo:font-size="12pt" fo:font-weight="bold" officeooo:paragraph-rsid="001fc991" fo:background-color="transparent" style:font-name-asian="Calibri" style:font-size-asian="12pt" style:font-weight-asian="bold" style:font-name-complex="Calibri" style:font-size-complex="12pt" style:font-weight-complex="bold"/>
    </style:style>
    <style:style style:name="P17" style:family="paragraph" style:parent-style-name="Standard">
      <style:paragraph-properties fo:margin-top="0cm" fo:margin-bottom="0.247cm" loext:contextual-spacing="false" fo:line-height="115%" fo:text-align="justify" style:justify-single-word="false"/>
      <style:text-properties style:use-window-font-color="true" style:font-name="Arial" fo:font-size="12pt" fo:font-weight="bold" officeooo:rsid="0002a9d3" officeooo:paragraph-rsid="001a0be4" fo:background-color="transparent" style:font-name-asian="Calibri" style:font-size-asian="12pt" style:font-weight-asian="bold" style:font-name-complex="Calibri" style:font-size-complex="12pt" style:font-weight-complex="bold"/>
    </style:style>
    <style:style style:name="P18" style:family="paragraph" style:parent-style-name="Text_20_body">
      <style:paragraph-properties fo:text-align="justify" style:justify-single-word="false"/>
      <style:text-properties style:font-name="Arial3" style:text-underline-style="none" fo:font-weight="normal" officeooo:rsid="0011da68" style:font-weight-asian="normal" style:font-weight-complex="normal"/>
    </style:style>
    <style:style style:name="P19" style:family="paragraph" style:parent-style-name="Standard">
      <style:paragraph-properties fo:margin-top="0cm" fo:margin-bottom="0.247cm" loext:contextual-spacing="false" fo:line-height="115%" fo:text-align="justify" style:justify-single-word="false"/>
      <style:text-properties style:use-window-font-color="true" style:font-name="Arial3" fo:font-size="12pt" style:text-underline-style="none" fo:font-weight="bold" officeooo:rsid="0011da68" officeooo:paragraph-rsid="0021aa64" fo:background-color="transparent" style:font-name-asian="Arial1" style:font-weight-asian="bold" style:font-name-complex="Arial1" style:font-weight-complex="bold"/>
    </style:style>
    <style:style style:name="T1" style:family="text">
      <style:text-properties style:font-name="Arial3" style:text-underline-style="none" fo:font-weight="normal" officeooo:rsid="0011da68" style:font-weight-asian="normal" style:font-weight-complex="normal"/>
    </style:style>
    <style:style style:name="T2" style:family="text">
      <style:text-properties style:font-name="Arial3" style:text-underline-style="none" fo:font-weight="normal" officeooo:rsid="001394b4" style:font-weight-asian="normal" style:font-weight-complex="normal"/>
    </style:style>
    <style:style style:name="T3" style:family="text">
      <style:text-properties style:font-name="Arial3" style:text-underline-style="none" fo:font-weight="normal" officeooo:rsid="0015297e" style:font-weight-asian="normal" style:font-weight-complex="normal"/>
    </style:style>
    <style:style style:name="T4" style:family="text">
      <style:text-properties style:font-name="Arial2" fo:font-size="28pt" fo:font-weight="bold" officeooo:rsid="0011da68" style:font-name-asian="Microsoft YaHei" style:font-size-asian="28pt" style:font-weight-asian="bold" style:font-name-complex="Mangal" style:font-size-complex="28pt" style:font-weight-complex="bold"/>
    </style:style>
    <style:style style:name="T5" style:family="text">
      <style:text-properties style:font-name="Arial2" fo:font-size="28pt" fo:font-weight="bold" officeooo:rsid="000e5151" style:font-name-asian="Microsoft YaHei" style:font-size-asian="28pt" style:font-weight-asian="bold" style:font-name-complex="Mangal" style:font-size-complex="28pt" style:font-weight-complex="bold"/>
    </style:style>
    <style:style style:name="T6" style:family="text">
      <style:text-properties style:font-name="Arial2" fo:font-size="28pt" fo:font-weight="bold" officeooo:rsid="001394b4" style:font-name-asian="Microsoft YaHei" style:font-size-asian="28pt" style:font-weight-asian="bold" style:font-name-complex="Mangal" style:font-size-complex="28pt" style:font-weight-complex="bold"/>
    </style:style>
    <style:style style:name="T7" style:family="text">
      <style:text-properties style:font-name="Arial2" fo:font-size="28pt" fo:font-weight="bold" officeooo:rsid="0016dd7e" style:font-name-asian="Microsoft YaHei" style:font-size-asian="28pt" style:font-weight-asian="bold" style:font-name-complex="Mangal" style:font-size-complex="28pt" style:font-weight-complex="bold"/>
    </style:style>
    <style:style style:name="T8" style:family="text">
      <style:text-properties officeooo:rsid="0015297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1da68"/>
    </style:style>
    <style:style style:name="T11" style:family="text">
      <style:text-properties officeooo:rsid="001d9613"/>
    </style:style>
    <style:style style:name="T12" style:family="text">
      <style:text-properties officeooo:rsid="001f23cf"/>
    </style:style>
    <style:style style:name="T13" style:family="text">
      <style:text-properties officeooo:rsid="001fc991"/>
    </style:style>
    <style:style style:name="T14" style:family="text">
      <style:text-properties officeooo:rsid="0021aa64"/>
    </style:style>
    <style:style style:name="T15" style:family="text">
      <style:text-properties style:use-window-font-color="true" style:font-name="Arial" fo:font-size="12pt" officeooo:rsid="001f23cf" fo:background-color="transparent" loext:char-shading-value="0" style:font-name-asian="Calibri" style:font-size-asian="12pt" style:font-name-complex="Calibri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EJERCICIOS DE </text:span><text:span text:style-name="T5">U</text:span><text:span text:style-name="T6">SUARIOS Y GRUPOS </text:span><text:span text:style-name="T7">EN LINUX</text:span></text:p>
      <text:p text:style-name="Text_20_body"/>
      <text:p text:style-name="P4">R<text:span text:style-name="T8">ealiza los siguientes ejercicios y documentalos mediante capturas de pantalla, indicaciones de los pasos seguidos y/o los comandos utilizados, según consideres más oportuno:</text:span></text:p>
      <text:p text:style-name="P3"/>
      <text:p text:style-name="P10"><text:span text:style-name="T1">1. Crea dos usuarios, uno con nombre margarita y otro con nombre floripondio. En ambos </text:span><text:span text:style-name="T2">establec</text:span><text:span text:style-name="T3">e</text:span><text:span text:style-name="T2"> la </text:span><text:span text:style-name="T1">contraseña “123”.</text:span></text:p>
      <text:p text:style-name="P15">sudo adduser margarita</text:p>
      <text:p text:style-name="P13">sudo adduser floripondio</text:p>
      <text:p text:style-name="P10"><text:span text:style-name="T2">2. </text:span><text:span text:style-name="T1">Crea un grupo con nombre flores y a</text:span><text:span text:style-name="T3">ñade </text:span><text:span text:style-name="T1">a los dos usuarios anteriores a dicho grupo.</text:span></text:p>
      <text:p text:style-name="P15">sudo addgroup flores</text:p>
      <text:p text:style-name="P15">sudo adduser margarita flores</text:p>
      <text:p text:style-name="P13">sudo adduser floripondio flores</text:p>
      <text:p text:style-name="P10"><text:span text:style-name="T2">3. </text:span><text:span text:style-name="T1">Visualiza el fichero /etc/passwd y c</text:span><text:span text:style-name="T3">omprueba </text:span><text:span text:style-name="T1">q</text:span><text:span text:style-name="T2">ue </text:span><text:span text:style-name="T1">se han creado dos líneas, una para cada uno de los usuarios que s</text:span><text:span text:style-name="T2">e han dado de alta</text:span><text:span text:style-name="T1">.</text:span></text:p>
      <text:p text:style-name="P13">cat /etc/passwd</text:p>
      <text:p text:style-name="P17">Entramos en passwd y visualizamos las dos usuarios creados rencientemente. </text:p>
      <text:p text:style-name="P13">margarita:x:1001:1001:margarita,13,666,666,123:/home/margarita:/bin/bash floripondio:x:1002:1002:floripondio,3,33,333,123:/home/floripondio:/bin/bash </text:p>
      <text:p text:style-name="P12"/>
      <text:p text:style-name="P10"><text:span text:style-name="T1">4. Visualiza el fichero /etc/shadow y c</text:span><text:span text:style-name="T3">omprueba </text:span><text:span text:style-name="T1">q</text:span><text:span text:style-name="T2">ue </text:span><text:span text:style-name="T1">se han creado también dos líneas, una para cada uno de los usuarios.</text:span></text:p>
      <text:p text:style-name="P13">sudo cat /etc/shadow</text:p>
      <text:p text:style-name="P13">margarita:</text:p>
      <text:p text:style-name="P13">$6$2scX6sO3OJbTG5e4$MCGqcyXpgUodijFvHdFK813uIBsjCX/J9kr13GsR0reEJJo78DJ6ITG2/kICj/G30kCA2CS6OA7S7pxkUD71:19131:0:99999:7::: </text:p>
      <text:p text:style-name="P13">floripondio:$6$js113aJx7SuAR6CD$eGpbLQ.uOVmSA9H.xSgVjef3wCUYozU4XluhXr8RR HIkDvt.XnjsNzLLQfGGn7qYxH97WBUBR01vQbS8L5VOQ/:19131:0:99999:7::: </text:p>
      <text:p text:style-name="P2"/>
      <text:p text:style-name="P10"><text:soft-page-break/><text:span text:style-name="T1">5. Visualiza el fichero /etc/group y c</text:span><text:span text:style-name="T3">omprueba </text:span><text:span text:style-name="T1">q</text:span><text:span text:style-name="T3">ue </text:span><text:span text:style-name="T1">se ha creado una línea para el grupo q</text:span><text:span text:style-name="T3">ue has dado de alta y </text:span><text:span text:style-name="T1">que se han añadido como miembros los usuarios.</text:span></text:p>
      <text:p text:style-name="P6">sudo cat <text:span text:style-name="T10">/etc/group</text:span></text:p>
      <text:p text:style-name="P7">Visualizamos la linea creada dentro de group.</text:p>
      <text:p text:style-name="P6">flores:x:1003:margarita,floripondio </text:p>
      <text:p text:style-name="P10"><text:span text:style-name="T2">6. </text:span><text:span text:style-name="T1">Accede al terminal </text:span><text:span text:style-name="T2">en modo texto </text:span><text:span text:style-name="T1">(Control </text:span><text:span text:style-name="T2">Derecho </text:span><text:span text:style-name="T1">– F</text:span><text:span text:style-name="T2">3 y siguientes</text:span><text:span text:style-name="T1">), y ha</text:span><text:span text:style-name="T3">z</text:span><text:span text:style-name="T1"> login con el usuario margarita. Una vez abierta sesión, ejecuta el comando whoami y el comando id. </text:span><text:span text:style-name="T2">C</text:span><text:span text:style-name="T1">omp</text:span><text:span text:style-name="T3">rueba</text:span><text:span text:style-name="T1"> que efectivamente estamos en el grupo flores. </text:span><text:span text:style-name="T2">Tras ello, c</text:span><text:span text:style-name="T3">ierra </text:span><text:span text:style-name="T1">la sesión c</text:span><text:span text:style-name="T2">on </text:span><text:span text:style-name="T1">el comando logout.</text:span></text:p>
      <text:p text:style-name="P3">Ctrl+alt+f3 </text:p>
      <text:p text:style-name="P8">usuario : <text:s/><text:span text:style-name="T10">margarita</text:span></text:p>
      <text:p text:style-name="P8">Ejecutamos:</text:p>
      <text:p text:style-name="P8">whoami</text:p>
      <text:p text:style-name="P8">id</text:p>
      <text:p text:style-name="P8">cerramos sesión: logout</text:p>
      <text:p text:style-name="P10"><text:span text:style-name="T2">7</text:span><text:span text:style-name="T1">. Accede a </text:span><text:span text:style-name="T2">otro </text:span><text:span text:style-name="T1">terminal </text:span><text:span text:style-name="T2">en modo texto</text:span><text:span text:style-name="T1">, ha</text:span><text:span text:style-name="T3">z</text:span><text:span text:style-name="T1"> login con </text:span><text:span text:style-name="T2">el usuario </text:span><text:span text:style-name="T1">floripondio y compru</text:span><text:span text:style-name="T3">eba</text:span><text:span text:style-name="T2"> </text:span><text:span text:style-name="T1">lo mismo </text:span><text:span text:style-name="T2">que en el punto anterior</text:span><text:span text:style-name="T1">.</text:span></text:p>
      <text:p text:style-name="P3">Ctrl+alt+f<text:span text:style-name="T11">2</text:span></text:p>
      <text:p text:style-name="P8">usuario : floripondio</text:p>
      <text:p text:style-name="P8">Ejecutamos:</text:p>
      <text:p text:style-name="P8">whoami</text:p>
      <text:p text:style-name="P8">id</text:p>
      <text:p text:style-name="P8">Nos dice toda la información del usuario accedido.</text:p>
      <text:p text:style-name="P8">cerramos sesión: logout</text:p>
      <text:p text:style-name="P10"><text:span text:style-name="T3">8.</text:span><text:span text:style-name="T1"> Elimina </text:span><text:span text:style-name="T3">del sistema </text:span><text:span text:style-name="T1">el usuario margarita.</text:span></text:p>
      <text:p text:style-name="P8"><text:span text:style-name="T12">sudo </text:span>userdel margarita</text:p>
      <text:p text:style-name="P10"><text:span text:style-name="T3">9.</text:span><text:span text:style-name="T1"> Deshabilita la cuenta del usuario floripondio, eliminando su password. </text:span><text:span text:style-name="T3">Tras ello</text:span><text:span text:style-name="T1">, prueba a iniciar sesión</text:span><text:span text:style-name="T3">.</text:span></text:p>
      <text:p text:style-name="P2"><text:span text:style-name="T9">sudo passwd -d floripondio</text:span> </text:p>
      <text:p text:style-name="P10"><text:span text:style-name="T3">10.</text:span><text:span text:style-name="T1"> Vuelve a asignar una contraseña al usuario floripondio </text:span><text:span text:style-name="T3">e</text:span><text:span text:style-name="T1"> inicia sesión con el usuario.</text:span></text:p>
      <text:p text:style-name="P16"><text:span text:style-name="T13">sudo </text:span>passwd -u floriponfio</text:p>
      <text:p text:style-name="P14"><text:span text:style-name="T13">sudo </text:span>passwd floripondio</text:p>
      <text:p text:style-name="P10"><text:span text:style-name="T3">11.</text:span><text:span text:style-name="T1"> Cambia el nombre completo de floripondio y ponle Flower Power.</text:span></text:p>
      <text:p text:style-name="P14">sudo chfn floripondio</text:p>
      <text:p text:style-name="P11"><text:soft-page-break/><text:span text:style-name="T3">12.</text:span><text:span text:style-name="T1"> Borra el grupo flores.</text:span></text:p>
      <text:p text:style-name="P9"><text:span text:style-name="T12">sudo </text:span><text:span text:style-name="T15">groupdel flores</text:span></text:p>
      <text:p text:style-name="P10"><text:span text:style-name="T3">13.</text:span><text:span text:style-name="T1"> Crea el grupo p</text:span><text:span text:style-name="T3">ower</text:span><text:span text:style-name="T1"> y agrega y asigna como administrador de grupo al usuario</text:span></text:p>
      <text:p text:style-name="P5">sudo groupadd power </text:p>
      <text:p text:style-name="P5"><text:span text:style-name="T14">sudo </text:span>useradd floripondio -A powe<text:span text:style-name="T14">r</text:span></text:p>
      <text:p text:style-name="P10"><text:span text:style-name="T3">14.</text:span><text:span text:style-name="T1"> Consulta el manual de ayuda del comando su.</text:span></text:p>
      <text:p text:style-name="P19">man su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/>
    <style:font-face style:name="Calibri" svg:font-family="Calibri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3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3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Arial3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2" fo:font-family="Arial" style:font-style-name="Negrita" style:font-family-generic="swiss" style:font-pitch="variable"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5T21:35:33.880000000</meta:creation-date>
    <dc:date>2022-05-30T00:04:14.378000000</dc:date>
    <meta:editing-duration>PT1H16M29S</meta:editing-duration>
    <meta:editing-cycles>21</meta:editing-cycles>
    <meta:generator>LibreOffice/6.3.4.2$Windows_X86_64 LibreOffice_project/60da17e045e08f1793c57c00ba83cdfce946d0aa</meta:generator>
    <meta:document-statistic meta:table-count="0" meta:image-count="0" meta:object-count="0" meta:page-count="3" meta:paragraph-count="53" meta:word-count="399" meta:character-count="2856" meta:non-whitespace-character-count="2500"/>
  </office:meta>
</office:document-meta>
</file>